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5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6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7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 your first <text:span text:style-name="Source_Text"><text:span text:style-name="KeywordTok">while</text:span></text:span> loops, and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Source_Text"><text:span text:style-name="DataTypeTok">int</text:span></text:span> variable <text:span text:style-name="Source_Text"><text:span text:style-name="NormalTok">i</text:span></text:span> has been initialized and that its current value is 5.</text:p>
      <text:list text:style-name="L2">
        <text:list-item>
          <text:p text:style-name="P2">What does <text:span text:style-name="Source_Text"><text:span text:style-name="NormalTok">i</text:span><text:span text:style-name="OperatorTok">++</text:span></text:span> do to <text:span text:style-name="Source_Text"><text:span text:style-name="NormalTok">i</text:span></text:span>?</text:p>
        </text:list-item>
        <text:list-item>
          <text:p text:style-name="P2">What does <text:span text:style-name="Source_Text"><text:span text:style-name="NormalTok">i</text:span><text:span text:style-name="OperatorTok">--</text:span></text:span> do to <text:span text:style-name="Source_Text"><text:span text:style-name="NormalTok">i</text:span></text:span>?</text:p>
        </text:list-item>
        <text:list-item>
          <text:p text:style-name="P2">In your own words, can you explain the difference between <text:span text:style-name="Source_Text"><text:span text:style-name="OperatorTok">++</text:span><text:span text:style-name="NormalTok">i</text:span></text:span> and <text:span text:style-name="Source_Text"><text:span text:style-name="NormalTok">i</text:span><text:span text:style-name="OperatorTok">++</text:span></text:span>?</text:p>
        </text:list-item>
      </text:list>
      <text:p text:style-name="First_20_paragraph">Solution:</text:p>
      <text:list text:style-name="L3">
        <text:list-item>
          <text:p text:style-name="P3"><text:span text:style-name="Source_Text"><text:span text:style-name="NormalTok">i</text:span><text:span text:style-name="OperatorTok">++</text:span></text:span> increments the value of <text:span text:style-name="Source_Text"><text:span text:style-name="NormalTok">i</text:span></text:span> by 1; if the value of <text:span text:style-name="Source_Text"><text:span text:style-name="NormalTok">i</text:span></text:span> was 5, it would become 6.</text:p>
        </text:list-item>
        <text:list-item>
          <text:p text:style-name="P3"><text:span text:style-name="Source_Text"><text:span text:style-name="NormalTok">i</text:span><text:span text:style-name="OperatorTok">--</text:span></text:span> decrements the value of <text:span text:style-name="Source_Text"><text:span text:style-name="NormalTok">i</text:span></text:span> by 1; if the value of <text:span text:style-name="Source_Text"><text:span text:style-name="NormalTok">i</text:span></text:span> was 5, it would become 4.</text:p>
        </text:list-item>
        <text:list-item>
          <text:p text:style-name="P3">An explanation can be found <text:a xlink:type="simple" xlink:href="https://stackoverflow.com/q/24853" office:name=""><text:span text:style-name="Definition">in this post</text:span></text:a>. In short, <text:span text:style-name="Source_Text"><text:span text:style-name="OperatorTok">++</text:span><text:span text:style-name="NormalTok">i</text:span></text:span> “gives back” the value of <text:span text:style-name="Source_Text"><text:span text:style-name="NormalTok">i</text:span></text:span> <text:span text:style-name="T1">after</text:span> it had been incremented by 1, while <text:span text:style-name="Source_Text"><text:span text:style-name="NormalTok">i</text:span><text:span text:style-name="OperatorTok">++</text:span></text:span> “gives back” the value of <text:span text:style-name="Source_Text"><text:span text:style-name="NormalTok">i</text:span></text:span> <text:span text:style-name="T1">before</text:span> it has been incremented. This makes a difference if <text:span text:style-name="Source_Text"><text:span text:style-name="NormalTok">i</text:span><text:span text:style-name="OperatorTok">++</text:span></text:span> or <text:span text:style-name="Source_Text"><text:span text:style-name="OperatorTok">++</text:span><text:span text:style-name="NormalTok">i</text:span></text:span> is part of a larger statement. The next exercises will illustrate this principle.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, and read <text:a xlink:type="simple" xlink:href="../labs/IncrementDecrement/IncrementExample.zip" office:name=""><text:span text:style-name="Definition">the following code</text:span></text:a>. Then, compile and execute it. Study the output carefully to make sure you understand the mechanism of the increment and decrement operators.</text:p>
      <text:p text:style-name="Text_20_body">Compare your answers from the previous section to what you observe in the output. Do your answers correspond to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Source_Text"><text:span text:style-name="NormalTok">n</text:span></text:span> and <text:span text:style-name="Source_Text"><text:span text:style-name="NormalTok">x</text:span></text:span>.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x</text:span><text:span text:style-name="OperatorTok">++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OperatorTok">++</text:span><text:span text:style-name="NormalTok">x</text:span><text:span text:style-name="OperatorTok">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x </text:span><text:span text:style-name="OperatorTok">+</text:span><text:span text:style-name="NormalTok"><text:s text:c="1"/>x</text:span><text:span text:style-name="OperatorTok">++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OperatorTok">++</text:span><text:span text:style-name="NormalTok">x </text:span><text:span text:style-name="OperatorTok">+</text:span><text:span text:style-name="NormalTok"><text:s text:c="1"/></text:span><text:span text:style-name="OperatorTok">++</text:span><text:span text:style-name="NormalTok">x</text:span><text:span text:style-name="OperatorTok">;</text:span>
</text:p>
      <text:p text:style-name="First_20_paragraph">Solution:</text:p>
      <text:p text:style-name="Text_20_body">You can download, extract, open in your IDE, and execute <text:a xlink:type="simple" xlink:href="../labs/IncrementDecrement/IncrementSolution.zip" office:name=""><text:span text:style-name="Definition">the following code</text:span></text:a> to check that the answers are:</text:p>
      <text:p text:style-name="P4">n is now 5.</text:p>
      <text:p text:style-name="P5">x is now 6.</text:p>
      <text:p text:style-name="P6">n is now 6.</text:p>
      <text:p text:style-name="P7">x is now 6.</text:p>
      <text:p text:style-name="P8">n is now 10.</text:p>
      <text:p text:style-name="P9">x is now 6.</text:p>
      <text:p text:style-name="P10">n is now 13.</text:p>
      <text:p text:style-name="P11">x is now 7.</text:p>
      <text:p text:style-name="First_20_paragraph">If you read the source code, you can see that the order of evaluation is quite difficult to follow. Actually, the way the sum operator <text:span text:style-name="Source_Text"><text:span text:style-name="OperatorTok">+</text:span></text:span> and the increment operator <text:span text:style-name="Source_Text"><text:span text:style-name="OperatorTok">++</text:span></text:span> interact is sometimes <text:span text:style-name="T1">undefined</text:span>, meaning that the result may vary from one programming language to another (or worst, from one <text:span text:style-name="T1">version</text:span> to another): you can read more about this <text:a xlink:type="simple" xlink:href="https://stackoverflow.com/a/3458842" office:name=""><text:span text:style-name="Definition">here</text:span></text:a> of <text:a xlink:type="simple" xlink:href="https://stackoverflow.com/a/4176333" office:name=""><text:span text:style-name="Definition">there</text:span></text:a> (Disclaimer: those are <text:span text:style-name="T1">very</text:span> technical discussions, much more advanced than <text:a xlink:type="simple" xlink:href="https://learn.microsoft.com/en-us/dotnet/csharp/language-reference/operators/arithmetic-operators#increment-operator-" office:name=""><text:span text:style-name="Definition">the official documentation</text:span></text:a> could lead to think).</text:p>
      <text:p text:style-name="Text_20_body">In short: software developers generally avoid this type of “nested” operations altogether, and use increment or decrement operators more scarsely!</text:p>
      <text:h text:style-name="Heading_20_1" text:outline-level="1"><text:bookmark-start text:name="first-while-loops"/>First While Loops<text:bookmark-end text:name="first-while-loops"/></text:h>
      <text:p text:style-name="First_20_paragraph">The following asks you to write a series of <text:span text:style-name="Source_Text"><text:span text:style-name="KeywordTok">while</text:span></text:span> loops performing simple tasks. The solution to the first question is <text:a xlink:type="simple" xlink:href="../labs/IncrementDecrement/FirstLoop.zip" office:name=""><text:span text:style-name="Definition">in this archive</text:span></text:a>, but it is recommended to try it on your own first.</text:p>
      <text:list text:style-name="L4">
        <text:list-item>
          <text:p text:style-name="P12">Write a <text:span text:style-name="Source_Text"><text:span text:style-name="KeywordTok">while</text:span>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 with a space between each number.</text:p>
        </text:list-item>
        <text:list-item>
          <text:p text:style-name="P12">Write a <text:span text:style-name="Source_Text"><text:span text:style-name="KeywordTok">while</text:span>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each number.</text:p>
        </text:list-item>
        <text:list-item>
          <text:p text:style-name="P12">Write a <text:span text:style-name="Source_Text"><text:span text:style-name="KeywordTok">while</text:span></text:span> loop that displays the <text:span text:style-name="Source_Text"><text:span text:style-name="OperatorTok">*</text:span></text:span> (asterisk symbol) character 100 times on the screen.</text:p>
        </text:list-item>
        <text:list-item>
          <text:p text:style-name="P12">Modify your previous loop, so that a new line character is displayed on the screen every time 10 asterisk symbols have been displayed on the screen.</text:p>
        </text:list-item>
      </text:list>
      <text:p text:style-name="First_20_paragraph">To clarify, your program should display the following on the screen (this example has a space after each asterisk symbol for display purposes):</text:p>
      <text:p text:style-name="P13"><text:s text:c="1"/>* * * * * * * * * *</text:p>
      <text:p text:style-name="P14"><text:s text:c="1"/>* * * * * * * * * *</text:p>
      <text:p text:style-name="P15"><text:s text:c="1"/>* * * * * * * * * *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You are asked to generate these patterns using a <text:span text:style-name="Source_Text"><text:span text:style-name="KeywordTok">while</text:span></text:span> loop for each.</text:p>
      <text:list text:style-name="L5">
        <text:list-item>
          <text:p text:style-name="P23">Triangle:</text:p>
        </text:list-item>
      </text:list>
      <text:p text:style-name="P24"><text:s text:c="1"/>* </text:p>
      <text:p text:style-name="P25"><text:s text:c="1"/>* *</text:p>
      <text:p text:style-name="P26"><text:s text:c="1"/>* * *</text:p>
      <text:p text:style-name="P27"><text:s text:c="1"/>* * * * </text:p>
      <text:p text:style-name="P28"><text:s text:c="1"/>* * * * *</text:p>
      <text:p text:style-name="P29"><text:s text:c="1"/>* * * * * *</text:p>
      <text:p text:style-name="P30"><text:s text:c="1"/>* * * * * * * </text:p>
      <text:p text:style-name="P31"><text:s text:c="1"/>* * * * * * * * </text:p>
      <text:p text:style-name="P32"><text:s text:c="1"/>* * * * * * * * * </text:p>
      <text:p text:style-name="P33"><text:s text:c="1"/>* * * * * * * * * *</text:p>
      <text:list text:style-name="L6">
        <text:list-item>
          <text:p text:style-name="P34">Triangle of numbers</text:p>
        </text:list-item>
      </text:list>
      <text:p text:style-name="P35">1</text:p>
      <text:p text:style-name="P36">222</text:p>
      <text:p text:style-name="P37">33333</text:p>
      <text:p text:style-name="P38">4444444</text:p>
      <text:p text:style-name="P39">555555555</text:p>
      <text:list text:style-name="L7">
        <text:list-item>
          <text:p text:style-name="P40">Upside-down binary triangle</text:p>
        </text:list-item>
      </text:list>
      <text:p text:style-name="P41">1010101</text:p>
      <text:p text:style-name="P42">10101 </text:p>
      <text:p text:style-name="P43">101 <text:s text:c="1"/></text:p>
      <text:p text:style-name="P44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42Z</meta:creation-date>
    <dc:date>2024-03-27T23:15:42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i>−</mi>
    <mn>100</mn>
  </mrow>
</math>
</file>